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25-04-14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24-11-04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24-08-22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23-12-11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22-07-25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22-04-18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21-05-17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21-03-10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8388" calcext:value-type="float">
            <text:p>35.10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624115244601</text:p>
          </table:table-cell>
          <table:table-cell office:value-type="string" calcext:value-type="string">
            <text:p>194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